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2pt" style:font-name-asian="Courier" style:font-size-asian="12pt" style:font-name-complex="Courier" style:font-size-complex="12pt"/>
    </style:style>
    <style:style style:name="P2" style:family="paragraph" style:parent-style-name="Standard" style:master-page-name="Standard">
      <style:paragraph-properties style:page-number="auto"/>
      <style:text-properties style:font-name="Courier" fo:font-size="12pt" style:font-name-asian="Courier" style:font-size-asian="12pt" style:font-name-complex="Courier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* EasyCASE V6.5 14.06.1999 18:53:14 */</text:p>
      <text:p text:style-name="P1">/* nqueensh.h */</text:p>
      <text:p text:style-name="P1">#ifndef NQUEENS_H</text:p>
      <text:p text:style-name="P1">#define NQUEENS_H</text:p>
      <text:p text:style-name="P1"/>
      <text:p text:style-name="P1">#include &lt;stdio.h&gt;</text:p>
      <text:p text:style-name="P1"/>
      <text:p text:style-name="P1">#define FALSE 0</text:p>
      <text:p text:style-name="P1">#define TRUE !0</text:p>
      <text:p text:style-name="P1"/>
      <text:p text:style-name="P1">// Groesse des Schachbretts</text:p>
      <text:p text:style-name="P1">// SIZE_BOARD x SIZE_BOARD</text:p>
      <text:p text:style-name="P1">#define SIZE_BOARD 8 <text:s text:c="2"/></text:p>
      <text:p text:style-name="P1"><text:s text:c="3"/></text:p>
      <text:p text:style-name="P1">// <text:s/>Loesung rekursiv finden</text:p>
      <text:p text:style-name="P1">static void MP_try(int);</text:p>
      <text:p text:style-name="P1"/>
      <text:p text:style-name="P1">// Initialisierung</text:p>
      <text:p text:style-name="P1">static void MP_init(void);</text:p>
      <text:p text:style-name="P1"/>
      <text:p text:style-name="P1">// Ablaufplan</text:p>
      <text:p text:style-name="P1">static void MP_nqueens(void);</text:p>
      <text:p text:style-name="P1"/>
      <text:p text:style-name="P1">// Ausgabe der Ergebnisse</text:p>
      <text:p text:style-name="P1">static void MP_print(void);</text:p>
      <text:p text:style-name="P1"/>
      <text:p text:style-name="P1">// Check, ob Schachbrett-Position "sicher" ist</text:p>
      <text:p text:style-name="P1">static int MP_check (int, int, int *, int *, int *);</text:p>
      <text:p text:style-name="P1"/>
      <text:p text:style-name="P1">// Feld zur Aufnahme der Information, ob </text:p>
      <text:p text:style-name="P1">// j-te Zeile frei ist</text:p>
      <text:p text:style-name="P1">// int MV_spalte[];</text:p>
      <text:p text:style-name="P1">#define SIZE_SPALTE SIZE_BOARD</text:p>
      <text:p text:style-name="P1">#define OFFSET_SPALTE 1</text:p>
      <text:p text:style-name="P1"/>
      <text:p text:style-name="P1">// Feld zur Aufnahme der Information, ob</text:p>
      <text:p text:style-name="P1">// k-te /-Diagonale ist frei </text:p>
      <text:p text:style-name="P1">// MV_li_diag[];</text:p>
      <text:p text:style-name="P1">#define SIZE_LI_DIAG (2*SIZE_BOARD-1)</text:p>
      <text:p text:style-name="P1">#define OFFSET_LI_DIAG 2</text:p>
      <text:p text:style-name="P1"/>
      <text:p text:style-name="P1">// Feld zur Aufnahme der Information, ob</text:p>
      <text:p text:style-name="P1">// k-te \-Diagonale frei ist</text:p>
      <text:p text:style-name="P1">// MV_re_diag[];</text:p>
      <text:p text:style-name="P1">#define SIZE_RE_DIAG (2*SIZE_BOARD-1)</text:p>
      <text:p text:style-name="P1">#define OFFSET_RE_DIAG -(SIZE_BOARD-1)</text:p>
      <text:p text:style-name="P1"/>
      <text:p text:style-name="P1">// Feld zur Aufnahme der Position der Dame */</text:p>
      <text:p text:style-name="P1">#define SIZE_SCHACHBRETT SIZE_BOARD</text:p>
      <text:p text:style-name="P1">#define OFFSET_SCHACHBRETT 1</text:p>
      <text:p text:style-name="P1">// MV_schachbrett[SIZE_SCHACHBRETT]</text:p>
      <text:p text:style-name="P1">// <text:s text:c="36"/>[SIZE_SCHACHBRETT];</text:p>
      <text:p text:style-name="P1"><text:soft-page-break/></text:p>
      <text:p text:style-name="P1">#endi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Absatz-Standardschriftart" style:family="text"/>
    <style:style style:name="Line_20_numbering" style:display-name="Line numbering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/* EasyCASE V6.5 14.06.1999 18:53:14 */</dc:title>
    <meta:initial-creator>root</meta:initial-creator>
    <meta:creation-date>1999-06-14T21:54:00</meta:creation-date>
    <dc:creator>root</dc:creator>
    <dc:date>1999-06-14T21:54:00</dc:date>
    <meta:editing-cycles>2</meta:editing-cycles>
    <meta:editing-duration>P15824DT17H31M44S</meta:editing-duration>
    <meta:document-statistic meta:table-count="0" meta:image-count="0" meta:object-count="0" meta:page-count="2" meta:paragraph-count="42" meta:word-count="154" meta:character-count="1150" meta:non-whitespace-character-count="992"/>
    <meta:generator>LibreOffice/3.6$Windows_x86 LibreOffice_project/e183d5b-f8ccaf6-3804794-95b4be8-895629</meta:generator>
    <meta:user-defined meta:name="Info 1"/>
    <meta:user-defined meta:name="Info 2"/>
    <meta:user-defined meta:name="Info 3"/>
    <meta:user-defined meta:name="Info 4"/>
  </office:meta>
</office:document-meta>
</file>